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n you share the specs of your machine? If i had a workstation i might try building something like this using Docker:</text:p>
      <text:list xml:id="list3538095387" text:style-name="L1">
        <text:list-item>
          <text:p text:style-name="P3">Define some sample data sources, i would choose a relational database like Postgres, some good old flat files like CSV or even JSON. You could even choose some real time streaming options like Pubnub <text:a xlink:type="simple" xlink:href="https://www.pubnub.com/developers/realtime-data-streams/" text:style-name="Internet_20_link" text:visited-style-name="Visited_20_Internet_20_Link">https://www.pubnub.com/developers/realtime-data-streams/</text:a> </text:p>
        </text:list-item>
        <text:list-item>
          <text:p text:style-name="P3">Create some sort of storage, it could be HDFS, Mongo or even something in the cloud like S3, Azure storage, etc. </text:p>
        </text:list-item>
        <text:list-item>
          <text:p text:style-name="P3">Try Ingesting the data into your storage, my favourite solution for streaming is </text:p>
        </text:list-item>
        <text:list-item>
          <text:p text:style-name="P2">Create a local Spark cluster, you can have a single container managing the master and one or more containers with workers, you can define the resources for each node (ie RAM and CPU Cores) so it could be big if your hardware allows it. This post seems a great resource for me: <text:a xlink:type="simple" xlink:href="https://towardsdatascience.com/diy-apache-spark-docker-bb4f11c10d24" text:style-name="Internet_20_link" text:visited-style-name="Visited_20_Internet_20_Link">https://towardsdatascience.com/diy-apache-spark-docker-bb4f11c10d24</text:a></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6T14:20:14.239264030</meta:creation-date>
    <dc:date>2021-02-16T22:30:53.422319281</dc:date>
    <meta:editing-duration>PT3H35M41S</meta:editing-duration>
    <meta:editing-cycles>1</meta:editing-cycles>
    <meta:document-statistic meta:table-count="0" meta:image-count="0" meta:object-count="0" meta:page-count="1" meta:paragraph-count="5" meta:word-count="148" meta:character-count="921" meta:non-whitespace-character-count="779"/>
    <meta:generator>LibreOffice/7.0.3.1$Linux_X86_64 LibreOffice_project/00$Build-1</meta:generator>
  </office:meta>
</office:document-meta>
</file>